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999999" draw:marker-start-width="0.508cm" draw:marker-end-width="0.508cm" draw:fill="solid" draw:fill-color="#ffa433" draw:textarea-horizontal-align="justify" draw:textarea-vertical-align="middle" draw:auto-grow-height="false" fo:padding-top="0.175cm" fo:padding-bottom="0.175cm" fo:padding-left="0.3cm" fo:padding-right="0.3cm" draw:shadow="visible" draw:shadow-offset-x="0.102cm" draw:shadow-offset-y="0.102cm" draw:shadow-color="#b2b2b2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 draw:shadow="visible" draw:shadow-offset-x="0.102cm" draw:shadow-offset-y="0.102cm" draw:shadow-color="#b2b2b2"/>
    </style:style>
    <style:style style:name="gr3" style:family="graphic" style:parent-style-name="standard">
      <style:graphic-properties svg:stroke-width="0.102cm" svg:stroke-color="#999999" draw:marker-start-width="0.508cm" draw:marker-end-width="0.508cm" draw:fill="solid" draw:fill-color="#b5cf29" draw:textarea-horizontal-align="justify" draw:textarea-vertical-align="middle" draw:auto-grow-height="false" fo:padding-top="0.175cm" fo:padding-bottom="0.175cm" fo:padding-left="0.3cm" fo:padding-right="0.3cm" draw:shadow="visible" draw:shadow-offset-x="0.102cm" draw:shadow-offset-y="0.102cm" draw:shadow-color="#b2b2b2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 draw:shadow="visible" draw:shadow-offset-x="0.102cm" draw:shadow-offset-y="0.102cm" draw:shadow-color="#b2b2b2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55cm" svg:height="2.892cm" svg:x="1.508cm" svg:y="6.676cm">
          <text:p text:style-name="P1">Chemical Edi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319cm" svg:height="1.392cm" draw:transform="skewX (0.0006981317007976) rotate (-1.5667820695162) translate (5.107cm 9.87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118cm" svg:height="2.457cm" svg:x="10.828cm" svg:y="13.85cm">
          <text:p text:style-name="P1">Select</text:p>
          <text:p text:style-name="P1">Reaction</text:p>
          <text:p text:style-name="P1">Libra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191cm" svg:height="2.839cm" svg:x="2.345cm" svg:y="13.528cm">
          <text:p text:style-name="P1">Define</text:p>
          <text:p text:style-name="P1">Reaction</text:p>
          <text:p text:style-name="P1">Condi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319cm" svg:height="1.392cm" draw:transform="skewX (-0.0013962634015952) rotate (0.00767944870877455) translate (6.965cm 14.3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5.568cm" svg:height="2.784cm" svg:x="10.621cm" svg:y="6.783cm">
          <text:p text:style-name="P1">Reaction Pathway</text:p>
          <text:p text:style-name="P1">Simula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32cm" svg:height="1.392cm" draw:transform="rotate (-1.32627569859143) translate (13.379cm 9.964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32cm" svg:height="1.393cm" draw:transform="skewX (-0.000698131700797642) rotate (0.544542726622129) translate (16.343cm 6.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319cm" svg:height="1.391cm" draw:transform="skewX (0.000698131700797615) rotate (0.544542726622129) translate (16.344cm 9.94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5.567cm" svg:height="2.785cm" svg:x="19.854cm" svg:y="4.297cm">
          <text:p text:style-name="P1">P-Chem Properties</text:p>
          <text:p text:style-name="P1">Calcula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68cm" svg:height="2.783cm" svg:x="19.938cm" svg:y="9.188cm">
          <text:p text:style-name="P1">Reaction Rate</text:p>
          <text:p text:style-name="P1">Calcula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2T10:02:12.75</meta:creation-date>
    <dc:date>2014-09-12T11:20:20</dc:date>
    <meta:editing-duration>PT46M44S</meta:editing-duration>
    <meta:editing-cycles>11</meta:editing-cycles>
    <meta:generator>OpenOffice/4.0.1$Win32 OpenOffice.org_project/401m5$Build-9714</meta:generator>
    <meta:document-statistic meta:object-count="11"/>
  </office:meta>
</office:document-meta>
</file>